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fo:font-size="14pt" fo:font-weight="bold" style:font-size-asian="14pt" style:language-asian="pt" style:country-asian="BR" style:font-weight-asian="bold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fo:font-size="14pt" fo:font-weight="bold" officeooo:rsid="000bd7e8" officeooo:paragraph-rsid="000bd7e8" style:font-size-asian="14pt" style:language-asian="pt" style:country-asian="BR" style:font-weight-asian="bold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fo:font-size="14pt" fo:font-weight="bold" fo:background-color="#ffff00" style:font-size-asian="14pt" style:language-asian="pt" style:country-asian="BR" style:font-weight-asian="bold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fo:font-size="14pt" fo:font-weight="bold" officeooo:rsid="000bd7e8" officeooo:paragraph-rsid="000bd7e8" fo:background-color="#ffff00" style:font-size-asian="14pt" style:language-asian="pt" style:country-asian="BR" style:font-weight-asian="bold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fo:font-size="14pt" fo:font-weight="bold" officeooo:rsid="000bd7e8" officeooo:paragraph-rsid="000bd7e8" fo:background-color="#ffffff" style:font-size-asian="14pt" style:language-asian="pt" style:country-asian="BR" style:font-weight-asian="bold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fo:font-size="14pt" fo:language="en" fo:country="US" fo:font-weight="bold" style:font-size-asian="14pt" style:language-asian="pt" style:country-asian="BR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 style:text-autospace="ideograph-alpha" style:punctuation-wrap="hanging" style:vertical-align="auto"/>
      <style:text-properties fo:font-size="14pt" fo:font-weight="bold" officeooo:rsid="000bd7e8" fo:background-color="#ffffff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bd7e8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font-size="16pt" fo:font-weight="bold" officeooo:rsid="000bd7e8" officeooo:paragraph-rsid="000bd7e8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#ffff00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text-autospace="ideograph-alpha" style:punctuation-wrap="hanging" style:vertical-align="auto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text-autospace="ideograph-alpha" style:punctuation-wrap="hanging" style:vertical-align="auto"/>
      <style:text-properties style:language-asian="pt" style:country-asian="BR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text-autospace="ideograph-alpha" style:punctuation-wrap="hanging" style:vertical-align="auto"/>
      <style:text-properties fo:color="#222222" style:language-asian="pt" style:country-asian="BR"/>
    </style:style>
    <style:style style:name="P18" style:family="paragraph" style:parent-style-name="Capa_20_5_20_-_20_Curso">
      <style:paragraph-properties fo:margin-top="0cm" fo:margin-bottom="0cm" style:contextual-spacing="false" fo:line-height="100%" style:text-autospace="ideograph-alpha" style:punctuation-wrap="hanging" style:vertical-align="auto"/>
      <style:text-properties fo:font-variant="normal" fo:text-transform="none" officeooo:rsid="000bd7e8" officeooo:paragraph-rsid="000bd7e8" style:language-asian="pt" style:country-asian="BR"/>
    </style:style>
    <style:style style:name="P19" style:family="paragraph" style:parent-style-name="Standard">
      <style:paragraph-properties fo:margin-left="6.985cm" fo:margin-right="0cm" fo:text-indent="0.75cm" style:auto-text-indent="false"/>
    </style:style>
    <style:style style:name="P20" style:family="paragraph" style:parent-style-name="Standard">
      <style:paragraph-properties fo:margin-left="6.985cm" fo:margin-right="0cm" fo:text-indent="0.75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6.985cm" fo:margin-right="0cm" style:line-height-at-least="0.176cm" fo:text-indent="0.75cm" style:auto-text-indent="false"/>
    </style:style>
    <style:style style:name="P22" style:family="paragraph" style:parent-style-name="Standard">
      <style:paragraph-properties fo:margin-left="6.985cm" fo:margin-right="0cm" fo:text-indent="0.037cm" style:auto-text-indent="false"/>
    </style:style>
    <style:style style:name="P23" style:family="paragraph" style:parent-style-name="Standard">
      <style:paragraph-properties fo:margin-left="3.387cm" fo:margin-right="0cm" fo:text-indent="0.75cm" style:auto-text-indent="false"/>
    </style:style>
    <style:style style:name="P24" style:family="paragraph" style:parent-style-name="Standard">
      <style:paragraph-properties fo:margin-left="3.387cm" fo:margin-right="0cm" fo:margin-top="0cm" fo:margin-bottom="0cm" style:contextual-spacing="false" fo:line-height="100%" fo:text-indent="0cm" style:auto-text-indent="false" style:text-autospace="ideograph-alpha" style:punctuation-wrap="hanging" style:vertical-align="auto"/>
      <style:text-properties style:language-asian="pt" style:country-asian="BR"/>
    </style:style>
    <style:style style:name="P25" style:family="paragraph" style:parent-style-name="Standard">
      <style:paragraph-properties fo:margin-left="3.387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style:language-asian="pt" style:country-asian="BR"/>
    </style:style>
    <style:style style:name="P2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text-autospace="ideograph-alpha" style:punctuation-wrap="hanging" style:vertical-align="auto"/>
      <style:text-properties fo:font-size="14pt" fo:font-weight="bold" style:font-size-asian="14pt" style:language-asian="pt" style:country-asian="BR" style:font-weight-asian="bold" style:font-size-complex="14pt"/>
    </style:style>
    <style:style style:name="P27" style:family="paragraph" style:parent-style-name="Capítulo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ideograph-alpha" style:punctuation-wrap="hanging" style:vertical-align="auto"/>
      <style:text-properties style:font-name="Times New Roman" fo:font-weight="bold" officeooo:rsid="000bd7e8" officeooo:paragraph-rsid="00110531" style:font-name-asian="Times New Roman" style:language-asian="pt" style:country-asian="BR" style:font-weight-asian="bold" style:font-name-complex="Times New Roman" style:font-weight-complex="bold"/>
    </style:style>
    <style:style style:name="P28" style:family="paragraph" style:parent-style-name="Capítulo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keep-with-next="auto" style:text-autospace="ideograph-alpha" style:punctuation-wrap="hanging" style:vertical-align="auto"/>
      <style:text-properties style:font-name="Times New Roman" fo:font-weight="bold" officeooo:rsid="000bd7e8" officeooo:paragraph-rsid="00110531" style:font-name-asian="Times New Roman" style:language-asian="pt" style:country-asian="BR" style:font-weight-asian="bold" style:font-name-complex="Times New Roman" style:font-weight-complex="bold"/>
    </style:style>
    <style:style style:name="T1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2" style:family="text">
      <style:text-properties fo:font-size="14pt" fo:language="en" fo:country="US" fo:font-weight="bold" style:font-size-asian="14pt" style:language-asian="pt" style:country-asian="BR" style:font-weight-asian="bold" style:font-size-complex="14pt"/>
    </style:style>
    <style:style style:name="T3" style:family="text">
      <style:text-properties style:language-asian="pt" style:country-asian="BR"/>
    </style:style>
    <style:style style:name="T4" style:family="text">
      <style:text-properties fo:color="#222222" style:language-asian="pt" style:country-asian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FACULDADE JK<text:bookmark-start text:name="_Ref516048988"/></text:p>
      <text:p text:style-name="P4"/>
      <text:p text:style-name="P14"/>
      <text:p text:style-name="P11"/>
      <text:p text:style-name="P11"/>
      <text:p text:style-name="P11"/>
      <text:p text:style-name="P6">PEDRO AUGUSTO DIAS DE VASCONCELOS</text:p>
      <text:p text:style-name="P5"/>
      <text:p text:style-name="P13"/>
      <text:p text:style-name="P9"/>
      <text:p text:style-name="P9"/>
      <text:p text:style-name="P10">Implantação da arquitetura de micro serviços: do monolítico ao distribuíd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BRASÍLIA-DF</text:p>
      <text:p text:style-name="P2">2016</text:p>
      <text:p text:style-name="P4"/>
      <text:p text:style-name="P8">PEDRO AUGUSTO DIAS DE VASCONCELOS</text:p>
      <text:p text:style-name="P12"/>
      <text:p text:style-name="P12"/>
      <text:p text:style-name="P12"/>
      <text:p text:style-name="P12"/>
      <text:p text:style-name="P12"/>
      <text:p text:style-name="P18">Implantação da arquitetura de micro serviços: do monolítico ao distribuído. </text:p>
      <text:p text:style-name="P20"/>
      <text:p text:style-name="P20"/>
      <text:p text:style-name="P19">Trabalho de Conclusão de Curso apresentado ao curso de Pós-Graduação em Gestão de TI na Admi nistração Pública da Faculdade JK, como requisito parcial para obtenção do título de Especialista em Gestão de TI na Administração Pública.</text:p>
      <text:p text:style-name="P22">Orientador: MSc. César Augusto Borges de Andrade.</text:p>
      <text:p text:style-name="P19"/>
      <text:p text:style-name="P19"/>
      <text:p text:style-name="P19"/>
      <text:p text:style-name="P19"/>
      <text:p text:style-name="P2"/>
      <text:p text:style-name="P2">BRASÍLIA-DF</text:p>
      <text:p text:style-name="P2">2016</text:p>
      <text:p text:style-name="P3">PEDRO AUGUSTO DIAS DE VASCONCELOS</text:p>
      <text:p text:style-name="P12"/>
      <text:p text:style-name="P20"/>
      <text:p text:style-name="P28"><text:soft-page-break/><text:line-break/><text:line-break/><text:line-break/><text:line-break/></text:p>
      <text:p text:style-name="P27">Implantação da arquitetura de micro serviços: do monolítico ao distribuído. </text:p>
      <text:p text:style-name="P19"/>
      <text:p text:style-name="P19"/>
      <text:p text:style-name="P19">Trabalho de Conclusão de Curso apresentado ao curso de Pós-Graduação em Gestão de TI na Admi nistração Pública da Faculdade JK, como requisito parcial para obtenção do título de Especialista em Gestão de TI na Administração Pública.</text:p>
      <text:p text:style-name="P21"/>
      <text:p text:style-name="P23">Aprovado em <text:s text:c="2"/>_____/_____/______.</text:p>
      <text:p text:style-name="P24">Banca Examinadora</text:p>
      <text:p text:style-name="P24"/>
      <text:p text:style-name="P16">____________________________________________________________________</text:p>
      <text:p text:style-name="P17">Presidente: Prof. MSc. César Augusto Borges de Andrade - Faculdade JK </text:p>
      <text:p text:style-name="P15"><text:span text:style-name="T4">(Orientador)</text:span><text:span text:style-name="T3"> </text:span></text:p>
      <text:p text:style-name="P16"/>
      <text:p text:style-name="P25"/>
      <text:p text:style-name="P16">____________________________________________________________________</text:p>
      <text:p text:style-name="P15"><text:span text:style-name="T4">Membro Titular: Prof. Dr. Marcio de Carvalho Victorino - Universidade de Brasília</text:span><text:span text:style-name="T3"> </text:span></text:p>
      <text:p text:style-name="P16"/>
      <text:p text:style-name="P25"/>
      <text:p text:style-name="P16">____________________________________________________________________</text:p>
      <text:p text:style-name="P15"><text:span text:style-name="T4">Membro Titular: Prof. MSc. Rômulo Ferreira dos Santos - Faculdade JK</text:span><text:span text:style-name="T3"> </text:span></text:p>
      <text:p text:style-name="P15"/>
      <text:p text:style-name="P15"/>
      <text:p text:style-name="P16">____________________________________________________________________</text:p>
      <text:p text:style-name="P15"><text:span text:style-name="T4">Membro Suplente: Prof. MSc. Gleyson Azevedo da Silva - Faculdade JK</text:span><text:span text:style-name="T3"> </text:span></text:p>
      <text:p text:style-name="P2"/>
      <text:p text:style-name="P1"><text:span text:style-name="T1">BRAS</text:span><text:span text:style-name="T2">ÍLIA-DF</text:span></text:p>
      <text:p text:style-name="P7"><text:bookmark-end text:name="_Ref516048988"/><text:bookmark text:name="_Ref516048465"/>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0.75cm" style:auto-text-indent="false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-left="0cm" fo:margin-right="0cm" fo:text-indent="0.75cm" style:auto-text-indent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4.001cm" fo:margin-bottom="1.499cm" style:contextual-spacing="false" fo:text-align="center" style:justify-single-word="false" fo:orphans="0" fo:widows="0" fo:text-indent="0cm" style:auto-text-indent="false" fo:break-before="pag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class="text">
      <style:paragraph-properties fo:margin-top="0.635cm" fo:margin-bottom="0.212cm" style:contextual-spacing="false" fo:text-align="start" style:justify-single-word="false" fo:break-before="auto" fo:break-after="auto"/>
      <style:text-properties fo:font-variant="normal" fo:text-transform="none" fo:font-size="14pt" style:font-size-asian="14pt" style:font-size-complex="14pt"/>
    </style:style>
    <style:style style:name="Heading_20_3" style:display-name="Heading 3" style:family="paragraph" style:parent-style-name="Heading_20_2" style:next-style-name="Standard" style:default-outline-level="3" style:list-style-name="WW8Num1" style:class="text">
      <style:paragraph-properties>
        <style:tab-stops>
          <style:tab-stop style:position="3cm"/>
          <style:tab-stop style:position="15.833cm"/>
        </style:tab-stops>
      </style:paragraph-properties>
      <style:text-properties fo:font-size="12pt" style:font-size-asian="12pt" style:font-size-complex="12pt"/>
    </style:style>
    <style:style style:name="Heading_20_4" style:display-name="Heading 4" style:family="paragraph" style:parent-style-name="Heading_20_3" style:next-style-name="Standard" style:default-outline-level="4" style:list-style-name="WW8Num1" style:class="text">
      <style:paragraph-properties fo:margin-left="0cm" fo:margin-right="0cm" fo:text-indent="0cm" style:auto-text-indent="false">
        <style:tab-stops>
          <style:tab-stop style:position="3cm"/>
          <style:tab-stop style:position="3.251cm"/>
          <style:tab-stop style:position="15.833cm"/>
        </style:tab-stops>
      </style:paragraph-properties>
    </style:style>
    <style:style style:name="Heading_20_5" style:display-name="Heading 5" style:family="paragraph" style:parent-style-name="Heading_20_4" style:next-style-name="Standard" style:default-outline-level="5" style:list-style-name="WW8Num1" style:class="text">
      <style:paragraph-properties fo:margin-left="0cm" fo:margin-right="0cm" fo:text-indent="0cm" style:auto-text-indent="false"/>
    </style:style>
    <style:style style:name="Heading_20_6" style:display-name="Heading 6" style:family="paragraph" style:parent-style-name="Heading_20_5" style:next-style-name="Standard" style:default-outline-level="6" style:list-style-name="WW8Num1" style:class="text">
      <style:paragraph-properties fo:margin-left="0cm" fo:margin-right="0cm" fo:text-indent="0cm" style:auto-text-indent="false"/>
    </style:style>
    <style:style style:name="Heading_20_7" style:display-name="Heading 7" style:family="paragraph" style:parent-style-name="Heading_20_6" style:next-style-name="Standard" style:default-outline-level="7" style:list-style-name="WW8Num1" style:class="text">
      <style:paragraph-properties fo:margin-left="0cm" fo:margin-right="0cm" fo:text-indent="0cm" style:auto-text-indent="false">
        <style:tab-stops>
          <style:tab-stop style:position="3cm"/>
          <style:tab-stop style:position="3.251cm"/>
          <style:tab-stop style:position="4.501cm"/>
          <style:tab-stop style:position="15.833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cm" fo:margin-right="0cm" fo:text-align="start" style:justify-single-word="false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0cm" fo:margin-right="0cm" fo:text-align="start" style:justify-single-word="false" fo:text-indent="0cm" style:auto-text-indent="false" fo:keep-with-next="always">
        <style:tab-stops>
          <style:tab-stop style:position="5.752cm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style:font-weight-complex="bold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.212cm" fo:margin-bottom="0.212cm" style:contextual-spacing="false" fo:text-indent="-0.75cm" style:auto-text-indent="false">
        <style:tab-stops>
          <style:tab-stop style:position="2cm"/>
        </style:tab-stops>
      </style:paragraph-properties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WW-T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WW-Título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fo:margin-left="0cm" fo:margin-right="0cm" fo:margin-top="0.212cm" fo:margin-bottom="0cm" style:contextual-spacing="false" style:line-height-at-least="0.176cm" fo:orphans="0" fo:widows="0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Standard" style:class="extra">
      <style:paragraph-properties fo:margin-left="0cm" fo:margin-right="0cm" fo:margin-top="0.212cm" fo:margin-bottom="0cm" style:contextual-spacing="false" style:line-height-at-least="0.176cm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1" style:family="paragraph" style:parent-style-name="Standard" style:nex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Ilustração" style:family="paragraph" style:parent-style-name="Legenda1"/>
    <style:style style:name="Table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503cm" fo:margin-right="0cm" fo:margin-top="0.212cm" fo:margin-bottom="0cm" style:contextual-spacing="false" style:line-height-at-least="0.176cm" fo:text-align="start" style:justify-single-word="false" fo:text-indent="-0.503cm" style:auto-text-indent="false"/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ítulo_20_sem_20_número" style:display-name="Título sem número" style:family="paragraph" style:parent-style-name="Heading_20_1" style:next-style-name="Standard" style:list-style-name="">
      <style:paragraph-properties fo:margin-left="0cm" fo:margin-right="0cm" fo:text-indent="0cm" style:auto-text-indent="false" fo:break-before="page"/>
    </style:style>
    <style:style style:name="Título_20_Sumário" style:display-name="Título Sumário" style:family="paragraph" style:parent-style-name="Título_20_sem_20_número" style:next-style-name="Contents_20_1">
      <style:paragraph-properties fo:break-before="auto" fo:break-after="auto"/>
    </style:style>
    <style:style style:name="Título_20_agradecimentos" style:display-name="Título agradecimentos" style:family="paragraph" style:parent-style-name="Título_20_Sumário" style:next-style-name="Dedicatória"/>
    <style:style style:name="Título_20_Resumo" style:display-name="Título Resumo" style:family="paragraph" style:parent-style-name="Título_20_agradecimentos" style:next-style-name="Resumo">
      <style:paragraph-properties fo:break-before="page"/>
    </style:style>
    <style:style style:name="Título_20_sem_20_Índice" style:display-name="Título sem Índice" style:family="paragraph" style:parent-style-name="Título_20_Resumo" style:next-style-name="Standard">
      <style:paragraph-properties fo:margin-top="4.001cm" fo:margin-bottom="1.48cm" style:contextual-spacing="false"/>
    </style:style>
    <style:style style:name="Título_20_do_20_Conteúdo" style:display-name="Título do Conteúdo" style:family="paragraph" style:parent-style-name="Título_20_sem_20_Índice" style:next-style-name="Standard">
      <style:paragraph-properties fo:margin-left="0cm" fo:margin-right="0cm" fo:text-indent="0cm" style:auto-text-indent="false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cm" fo:margin-right="0cm" fo:margin-top="0.212cm" fo:margin-bottom="0cm" style:contextual-spacing="false" style:line-height-at-least="0.176cm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language="pt" fo:country="BR" fo:font-weight="bold" style:letter-kerning="tru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Contents_20_1" style:class="index">
      <style:paragraph-properties fo:margin-left="0cm" fo:margin-right="0cm" fo:margin-top="0.212cm" fo:margin-bottom="0cm" style:contextual-spacing="false" style:line-height-at-least="0.176cm" fo:text-align="start" style:justify-single-word="false" fo:text-indent="0cm" style:auto-text-indent="false"/>
      <style:text-properties fo:font-variant="normal" fo:text-transform="none" style:font-name="Arial" fo:font-family="Arial" style:font-family-generic="swiss" style:font-pitch="variable" fo:font-size="11pt" fo:language="pt" fo:country="BR" fo:font-style="italic" fo:font-weight="normal" style:letter-kerning="true" style:font-size-asian="11pt" style:font-style-asian="italic" style:font-weight-asian="normal" style:font-name-complex="Arial" style:font-family-complex="Arial" style:font-family-generic-complex="swiss" style:font-pitch-complex="variable" style:font-size-complex="11pt"/>
    </style:style>
    <style:style style:name="Contents_20_3" style:display-name="Contents 3" style:family="paragraph" style:parent-style-name="Contents_20_2" style:class="index">
      <style:paragraph-properties fo:margin-left="0cm" fo:margin-right="0cm" fo:margin-top="0.212cm" fo:margin-bottom="0cm" style:contextual-spacing="false" style:line-height-at-least="0.176cm" fo:text-indent="0cm" style:auto-text-indent="false"/>
      <style:text-properties style:font-name="Arial" fo:font-family="Arial" style:font-family-generic="swiss" style:font-pitch="variable" fo:font-size="10pt" fo:language="pt" fo:country="BR" fo:font-style="normal" style:font-size-asian="10pt" style:font-style-asian="normal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Contents_20_3" style:next-style-name="Standard" style:class="index">
      <style:paragraph-properties fo:margin-left="0cm" fo:margin-right="0cm" fo:text-align="start" style:justify-single-word="false" fo:text-indent="0cm" style:auto-text-indent="false">
        <style:tab-stops>
          <style:tab-stop style:position="1cm"/>
          <style:tab-stop style:position="1.157cm"/>
          <style:tab-stop style:position="1.251cm"/>
          <style:tab-stop style:position="1.501cm"/>
          <style:tab-stop style:position="1.752cm"/>
          <style:tab-stop style:position="14.002cm" style:type="right" style:leader-style="dotted" style:leader-text="."/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weight="bold" style:letter-kerning="true" style:font-weight-asian="bold" style:font-weight-complex="bold"/>
    </style:style>
    <style:style style:name="Contents_20_5" style:display-name="Contents 5" style:family="paragraph" style:parent-style-name="Contents_20_4" style:next-style-name="Standard" style:class="index">
      <style:paragraph-properties fo:margin-left="0cm" fo:margin-right="0cm" fo:text-indent="0cm" style:auto-text-indent="false"/>
    </style:style>
    <style:style style:name="Contents_20_6" style:display-name="Contents 6" style:family="paragraph" style:parent-style-name="Contents_20_5" style:next-style-name="Standard" style:class="index">
      <style:paragraph-properties fo:margin-left="0cm" fo:margin-right="0cm" fo:text-indent="0cm" style:auto-text-indent="false"/>
    </style:style>
    <style:style style:name="Contents_20_7" style:display-name="Contents 7" style:family="paragraph" style:parent-style-name="Contents_20_6" style:next-style-name="Standard" style:class="index">
      <style:paragraph-properties fo:margin-left="0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0cm" fo:margin-right="0cm" fo:text-indent="0cm" style:auto-text-indent="false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Referência_20_Bibliográfica" style:display-name="Referência Bibliográfica" style:family="paragraph" style:parent-style-name="Standard">
      <style:paragraph-properties fo:margin-left="0cm" fo:margin-right="0cm" style:line-height-at-least="0.176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letter-kerning="true"/>
    </style:style>
    <style:style style:name="Capa_20_1-_20_Universidade" style:display-name="Capa 1- Universidade" style:family="paragraph" style:parent-style-name="Standard" style:next-style-name="Capa_20_2_20_-_20_Faculdade">
      <style:paragraph-properties fo:margin-left="0cm" fo:margin-right="0cm" style:line-height-at-least="0.176cm" fo:text-align="center" style:justify-single-word="false" fo:text-indent="0cm" style:auto-text-indent="false"/>
      <style:text-properties fo:font-variant="small-caps" fo:font-size="14pt" style:letter-kerning="true" style:font-size-asian="14pt" style:font-size-complex="14pt"/>
    </style:style>
    <style:style style:name="Capa_20_3_20_-_20_Título" style:display-name="Capa 3 - Título" style:family="paragraph" style:parent-style-name="Capa_20_1-_20_Universidade" style:next-style-name="Capa_20_4_20_-_20_Autor">
      <style:paragraph-properties fo:margin-top="6.985cm" fo:margin-bottom="6.985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apa_20_4_20_-_20_Autor" style:display-name="Capa 4 - Autor" style:family="paragraph" style:parent-style-name="Capa_20_3_20_-_20_Título" style:next-style-name="Capa_20_5_20_-_20_Curso">
      <style:paragraph-properties fo:margin-top="0cm" fo:margin-bottom="0.635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Capa_20_5_20_-_20_Curso" style:display-name="Capa 5 - Curso" style:family="paragraph" style:parent-style-name="Capa_20_4_20_-_20_Autor" style:next-style-name="Capa_20_6_20_-_20_Orientador">
      <style:text-properties fo:font-weight="bold" style:font-weight-asian="bold" style:font-weight-complex="bold"/>
    </style:style>
    <style:style style:name="Capa_20_6_20_-_20_Orientador" style:display-name="Capa 6 - Orientador" style:family="paragraph" style:parent-style-name="Capa_20_5_20_-_20_Curso" style:next-style-name="Capa_20_7_20_-_20_Local_20_e_20_Data">
      <style:text-properties fo:font-variant="normal" fo:text-transform="none" fo:font-weight="normal" style:font-weight-asian="normal" style:font-weight-complex="normal"/>
    </style:style>
    <style:style style:name="Capa_20_7_20_-_20_Local_20_e_20_Data" style:display-name="Capa 7 - Local e Data" style:family="paragraph" style:parent-style-name="Capa_20_6_20_-_20_Orientador" style:next-style-name="Título_20_sem_20_Índice">
      <style:paragraph-properties fo:margin-top="0cm" fo:margin-bottom="0cm" style:contextual-spacing="false"/>
      <style:text-properties fo:font-size="12pt" style:font-size-asian="12pt"/>
    </style:style>
    <style:style style:name="Capa_20_2_20_-_20_Faculdade" style:display-name="Capa 2 - Faculdade" style:family="paragraph" style:parent-style-name="Capa_20_1-_20_Universidade" style:next-style-name="Capa_20_3_20_-_20_Título"/>
    <style:style style:name="Dedicatória" style:family="paragraph" style:parent-style-name="Standard" style:next-style-name="Título_20_Sumário">
      <style:paragraph-properties fo:margin-left="8.001cm" fo:margin-right="0cm" fo:margin-top="0.847cm" fo:margin-bottom="0.212cm" style:contextual-spacing="false" fo:text-align="end" style:justify-single-word="false" fo:hyphenation-ladder-count="no-limit" fo:text-indent="1.251cm" style:auto-text-indent="false"/>
      <style:text-properties fo:font-style="italic" style:letter-kerning="true" style:font-style-asian="italic" style:font-style-complex="italic" fo:hyphenate="false" fo:hyphenation-remain-char-count="2" fo:hyphenation-push-char-count="2"/>
    </style:style>
    <style:style style:name="Texto_20_de_20_comentário1" style:display-name="Texto de comentário1" style:family="paragraph" style:parent-style-name="Standard">
      <style:paragraph-properties fo:margin-left="0cm" fo:margin-right="0cm" fo:margin-top="0.212cm" fo:margin-bottom="0.212cm" style:contextual-spacing="false" style:line-height-at-least="0.176cm" fo:text-indent="0cm" style:auto-text-indent="false"/>
      <style:text-properties fo:font-size="10pt" style:letter-kerning="true" style:font-size-asian="10pt" style:font-size-complex="10pt"/>
    </style:style>
    <style:style style:name="Título_20_da_20_nota1" style:display-name="Título da nota1" style:family="paragraph" style:parent-style-name="Standard" style:next-style-name="Standard"/>
    <style:style style:name="Citação" style:family="paragraph" style:parent-style-name="Standard" style:next-style-name="Standard">
      <style:paragraph-properties fo:margin-left="4.001cm" fo:margin-right="0cm" fo:margin-top="0.21cm" fo:margin-bottom="0.21cm" style:contextual-spacing="false" style:line-height-at-least="0.176cm" fo:text-indent="0cm" style:auto-text-indent="false"/>
      <style:text-properties fo:font-size="10pt" style:letter-kerning="true" style:font-size-asian="10pt"/>
    </style:style>
    <style:style style:name="Recuo_20_de_20_corpo_20_de_20_texto_20_21" style:display-name="Recuo de corpo de texto 21" style:family="paragraph" style:parent-style-name="Standard">
      <style:paragraph-properties fo:margin-top="0.212cm" fo:margin-bottom="0.635cm" style:contextual-spacing="false"/>
    </style:style>
    <style:style style:name="Lista_20_com_20_Bolinhas" style:display-name="Lista com Bolinhas" style:family="paragraph" style:parent-style-name="Standard" style:list-style-name="WW8Num4">
      <style:paragraph-properties fo:margin-left="0cm" fo:margin-right="0cm" fo:margin-top="0cm" fo:margin-bottom="0.212cm" style:contextual-spacing="false" fo:text-align="start" style:justify-single-word="false" fo:text-indent="0cm" style:auto-text-indent="false"/>
    </style:style>
    <style:style style:name="Lista_20_com_20_letras" style:display-name="Lista com letras" style:family="paragraph" style:parent-style-name="Lista_20_com_20_Bolinhas" style:list-style-name="WW8Num3">
      <style:paragraph-properties fo:margin-left="0cm" fo:margin-right="0.75cm" fo:margin-top="0cm" fo:margin-bottom="0.21cm" style:contextual-spacing="false" fo:text-indent="0cm" style:auto-text-indent="false"/>
    </style:style>
    <style:style style:name="Tabela_20_texto" style:display-name="Tabela texto" style:family="paragraph">
      <style:paragraph-properties fo:margin-top="0.106cm" fo:margin-bottom="0.106cm" style:contextual-spacing="false" fo:orphans="2" fo:widows="2" fo:hyphenation-ladder-count="no-limit" style:text-autospace="none" style:punctuation-wrap="simple" style:vertical-align="baseline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ela_20_Título" style:display-name="Tabela Título" style:family="paragraph" style:parent-style-name="Tabela_20_texto">
      <style:paragraph-properties fo:text-align="center" style:justify-single-word="false"/>
      <style:text-properties fo:font-size="10pt" fo:font-weight="bold" style:font-size-asian="10pt" style:font-weight-asian="bold" style:font-size-complex="12pt" style:font-weight-complex="bold"/>
    </style:style>
    <style:style style:name="Illustration" style:family="paragraph" style:parent-style-name="Tabela_20_texto" style:next-style-name="Standard" style:class="extra"/>
    <style:style style:name="Lista_20_-_20_continuação" style:display-name="Lista - continuação" style:family="paragraph" style:parent-style-name="Lista_20_com_20_Bolinhas" style:next-style-name="List">
      <style:paragraph-properties fo:margin-left="0.75cm" fo:margin-right="0cm" fo:text-indent="0.75cm" style:auto-text-indent="false"/>
    </style:style>
    <style:style style:name="Subtítulo_20_sem_20_número" style:display-name="Subtítulo sem número" style:family="paragraph" style:parent-style-name="Heading_20_2" style:next-style-name="Standard" style:list-style-name="">
      <style:paragraph-properties fo:margin-left="0cm" fo:margin-right="0cm" fo:text-indent="0cm" style:auto-text-indent="false"/>
    </style:style>
    <style:style style:name="Epígrafe" style:family="paragraph" style:parent-style-name="Dedicatória" style:next-style-name="Epígrafe_20_-_20_autor">
      <style:paragraph-properties fo:margin-left="8.001cm" fo:margin-right="0cm" fo:margin-top="0cm" fo:margin-bottom="0.212cm" style:contextual-spacing="false" style:line-height-at-least="0.176cm" fo:text-indent="0cm" style:auto-text-indent="false"/>
      <style:text-properties fo:font-size="10pt" style:font-size-asian="10pt" style:font-size-complex="10pt"/>
    </style:style>
    <style:style style:name="Resumo" style:family="paragraph" style:parent-style-name="Standard">
      <style:paragraph-properties style:line-height-at-least="0.176cm"/>
    </style:style>
    <style:style style:name="Epígrafe_20_-_20_autor" style:display-name="Epígrafe - autor" style:family="paragraph" style:parent-style-name="Epígrafe" style:next-style-name="Standard">
      <style:text-properties fo:font-weight="bold" style:font-weight-asian="bold" style:font-weight-complex="bold"/>
    </style:style>
    <style:style style:name="Título_20_Bibliografia" style:display-name="Título Bibliografia" style:family="paragraph" style:parent-style-name="Título_20_sem_20_número" style:next-style-name="Referência_20_Bibliográfica"/>
    <style:style style:name="Aprovação_20_-_20_texto" style:display-name="Aprovação - texto" style:family="paragraph" style:parent-style-name="Standard">
      <style:paragraph-properties fo:margin-left="0cm" fo:margin-right="0cm" style:line-height-at-least="0.176cm" fo:text-align="start" style:justify-single-word="false" fo:text-indent="0.026cm" style:auto-text-indent="false">
        <style:tab-stops>
          <style:tab-stop style:position="2.249cm"/>
          <style:tab-stop style:position="7.011cm"/>
        </style:tab-stops>
      </style:paragraph-properties>
    </style:style>
    <style:style style:name="Rosto_20_1_20_-_20_Autor" style:display-name="Rosto 1 - Autor" style:family="paragraph" style:parent-style-name="Standard">
      <style:paragraph-properties fo:margin-left="0cm" fo:margin-right="0cm" fo:margin-top="0cm" fo:margin-bottom="2cm" style:contextual-spacing="false" style:line-height-at-least="0.176cm" fo:text-align="center" style:justify-single-word="false" fo:orphans="0" fo:widows="0" fo:hyphenation-ladder-count="no-limit" fo:text-indent="0cm" style:auto-text-indent="false" fo:break-before="auto" fo:break-after="auto"/>
      <style:text-properties fo:font-variant="small-caps" fo:font-size="18pt" fo:font-weight="bold" style:letter-kerning="true" style:font-size-asian="18pt" style:font-weight-asian="bold" style:font-size-complex="18pt" style:font-weight-complex="bold" fo:hyphenate="false" fo:hyphenation-remain-char-count="2" fo:hyphenation-push-char-count="2"/>
    </style:style>
    <style:style style:name="Rosto_20_2_20_-_20_Título" style:display-name="Rosto 2 - Título" style:family="paragraph" style:parent-style-name="Rosto_20_1_20_-_20_Autor" style:next-style-name="Rosto_20_3_20_-_20_Descrição">
      <style:paragraph-properties fo:margin-left="0cm" fo:margin-right="0cm" fo:margin-top="1cm" fo:margin-bottom="4.001cm" style:contextual-spacing="false" fo:text-indent="0cm" style:auto-text-indent="false" fo:break-before="auto" fo:break-after="auto"/>
      <style:text-properties fo:font-variant="small-caps" fo:font-size="24pt" fo:font-weight="bold" style:font-size-asian="24pt" style:font-weight-asian="bold" style:font-weight-complex="bold"/>
    </style:style>
    <style:style style:name="Rosto_20_3_20_-_20_Descrição" style:display-name="Rosto 3 - Descrição" style:family="paragraph" style:parent-style-name="Standard">
      <style:paragraph-properties fo:margin-left="7.999cm" fo:margin-right="0.03cm" fo:margin-top="0cm" fo:margin-bottom="12cm" style:contextual-spacing="false" style:line-height-at-least="0.176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Rosto_20_4_20_-_20_orientador" style:display-name="Rosto 4 - orientador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Epígrafe_20_geral" style:display-name="Epígrafe geral" style:family="paragraph" style:parent-style-name="Epígrafe" style:next-style-name="Epígrafe_20_-_20_autor">
      <style:paragraph-properties fo:margin-top="5.001cm" fo:margin-bottom="0.21cm" style:contextual-spacing="false" fo:break-before="auto" fo:break-after="auto"/>
      <style:text-properties fo:font-size="12pt" style:font-size-asian="12pt"/>
    </style:style>
    <style:style style:name="Aprovação_20_-_20_natureza" style:display-name="Aprovação - natureza" style:family="paragraph" style:parent-style-name="Aprovação_20_-_20_texto">
      <style:paragraph-properties fo:margin-left="7.999cm" fo:margin-right="0cm" fo:hyphenation-ladder-count="no-limit" fo:text-indent="0.03cm" style:auto-text-indent="false"/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2" style:next-style-name="Texto_20_de_20_comentário2">
      <style:text-properties fo:font-weight="bold" style:font-weight-asian="bold" style:font-weight-complex="bold"/>
    </style:style>
    <style:style style:name="Bibliografia" style:family="paragraph" style:parent-style-name="Standard" style:list-style-name="WW8Num5">
      <style:paragraph-properties fo:margin-top="0.106cm" fo:margin-bottom="0.106cm" style:contextual-spacing="false" style:text-autospace="ideograph-alpha" style:punctuation-wrap="hanging" style:vertical-align="auto"/>
    </style:style>
    <style:style style:name="Índice_20_de_20_ilustrações1" style:display-name="Índice de ilustrações1" style:family="paragraph" style:parent-style-name="Standard" style:next-style-name="Standard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/>
    <style:style style:name="Fonte_20_parág._20_padrão" style:display-name="Fonte parág. padrão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Caracteres_20_de_20_Nota_20_de_20_Rodapé" style:display-name="Caracteres de Nota de Rodapé" style:family="text">
      <style:text-properties style:text-position="0% 100%" style:font-name="Arial" fo:font-family="Arial" style:font-family-generic="swiss" style:font-pitch="variable" fo:font-size="8pt" fo:font-weight="bold" fo:background-color="transparent" style:font-size-asian="8pt" style:font-weight-asian="bold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_20_Caracteres_20_de_20_Nota_20_de_20_Fim" style:display-name=" Caracteres de Nota de Fim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mbols" style:family="text">
      <style:text-properties style:font-name="Symbol" fo:font-family="Symbol" style:font-family-generic="roman" style:font-pitch="variable" fo:background-color="transparent" style:font-name-complex="Times New Roman" style:font-family-complex="'Times New Roman'" style:font-family-generic-complex="roman" style:font-pitch-complex="variable"/>
    </style:style>
    <style:style style:name="Monoespaçado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ingdings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Symbol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cla" style:family="text">
      <style:text-properties fo:font-variant="small-caps" style:text-line-through-style="none" style:text-line-through-type="none" style:text-position="0% 100%" style:font-name="Courier New" fo:font-family="'Courier New'" style:font-family-generic="modern" fo:font-size="10pt" fo:background-color="#d9d9d9" style:font-size-asian="10pt" style:font-name-complex="Courier New" style:font-family-complex="'Courier New'" style:font-family-generic-complex="modern" style:font-relief="embossed"/>
    </style:style>
    <style:style style:name="Endnote_20_Symbol" style:display-name="Endnote Symbol" style:family="text">
      <style:text-properties style:text-position="super 58%"/>
    </style:style>
    <style:style style:name="Ref._20_de_20_comentário2" style:display-name="Ref. de comentário2" style:family="text">
      <style:text-properties fo:font-size="8pt" style:font-size-asian="8pt" style:font-size-complex="8pt"/>
    </style:style>
    <style:style style:name="Âncora_20_de_20_nota_20_de_20_rodapé" style:display-name="Âncora de nota de rodapé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prefix="2.1" style:num-format="" text:start-value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2.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prefix="2.1" style:num-format="" text:start-value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2.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prefix="2.1" style:num-format="" text:start-value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prefix="2.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suffix=".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2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3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4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5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6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7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8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bullet text:level="9" text:style-name="WW8Num4z0" style:num-suffix="." text:bullet-char="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1.683cm" fo:margin-left="1.6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TCC</dc:title>
    <dc:subject>Redação Acadêmica</dc:subject>
    <meta:keyword>TCC</meta:keyword>
    <meta:keyword>ABNT</meta:keyword>
    <meta:keyword>monografia</meta:keyword>
    <dc:description>Modelo de trabalho de conclusão de curso (TCC) conforme normas da ABNT. 
Citação:
ROCHA, José Antonio Meira da. Modelo de Trabalho de Conclusão de Curso (TCC). Modelo de documento digital do programa MS Word disponível em &lt;http://www.meiradarocha.jor.br/uploads/1021/196/modelo_TCC-2006-08-09b.doc&gt;. Acesso em: 12 Junho 2006.</dc:description>
    <meta:initial-creator>guest</meta:initial-creator>
    <meta:creation-date>2009-03-16T16:01:00</meta:creation-date>
    <dc:creator>Pedro Vasconcelos</dc:creator>
    <dc:date>2016-03-07T10:39:00.415348735</dc:date>
    <meta:print-date>2008-08-19T08:30:00</meta:print-date>
    <meta:editing-cycles>6</meta:editing-cycles>
    <meta:editing-duration>P2171DT9H32M45S</meta:editing-duration>
    <meta:generator>LibreOffice/4.2.8.2$Linux_X86_64 LibreOffice_project/420$Build-2</meta:generator>
    <meta:document-statistic meta:table-count="0" meta:image-count="0" meta:object-count="0" meta:page-count="3" meta:paragraph-count="28" meta:word-count="189" meta:character-count="1524" meta:non-whitespace-character-count="1349"/>
  </office:meta>
</office:document-meta>
</file>